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xport Arts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xport Posters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music vide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ata Languag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B Link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H18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2:01:55.508631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00:38:38.983047102</meta:creation-date>
    <dc:date>2021-04-12T02:04:19.692126579</dc:date>
    <meta:editing-duration>PT13H7M16S</meta:editing-duration>
    <meta:editing-cycles>185</meta:editing-cycles>
    <meta:generator>LibreOffice/7.1.1.2$Linux_X86_64 LibreOffice_project/10$Build-2</meta:generator>
    <meta:document-statistic meta:table-count="1" meta:cell-count="1495" meta:object-count="0"/>
  </office:meta>
</office:document-meta>
</file>